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622c" officeooo:paragraph-rsid="001d622c"/>
    </style:style>
    <style:style style:name="P2" style:family="paragraph" style:parent-style-name="Standard">
      <style:text-properties officeooo:rsid="001f0b33" officeooo:paragraph-rsid="001f0b33"/>
    </style:style>
    <style:style style:name="P3" style:family="paragraph" style:parent-style-name="Standard">
      <style:text-properties officeooo:rsid="001f6aa9" officeooo:paragraph-rsid="001f6aa9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7" style:family="paragraph" style:parent-style-name="Heading_20_2">
      <style:text-properties officeooo:paragraph-rsid="001fe274"/>
    </style:style>
    <style:style style:name="T1" style:family="text">
      <style:text-properties officeooo:rsid="001fe27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1">Pablo León Alcaide<text:tab/>-<text:tab/></text:span>AJAX con jQuery. Preguntas</text:h>
      <text:section text:style-name="Sect1" text:name="intro">
        <text:p text:style-name="P4">Responde a las siguientes preguntas relacionadas con AJAX con jQuery:</text:p>
        <text:list xml:id="list4184269799553950979" text:style-name="L1">
          <text:list-item>
            <text:p text:style-name="P6">El método ajaxSetup() establece los valores por defecto en las peticiones Ajax. Indica por qué su uso no está recomendado.</text:p>
          </text:list-item>
          <text:list-item>
            <text:p text:style-name="P6">Indica los 6 manejadores de eventos globales de AJAX.</text:p>
          </text:list-item>
          <text:list-item>
            <text:p text:style-name="P6">Indica al objeto al que han de estar asociados los métodos anteriores.</text:p>
          </text:list-item>
          <text:list-item>
            <text:p text:style-name="P6">Los métodos AJAX abreviados son 5. Indica cuáles son y utilidad de cada uno.</text:p>
          </text:list-item>
          <text:list-item>
            <text:p text:style-name="P5">En jQuery, indica la diferencia entre .ajaxSucess() y .ajaxComplete()</text:p>
          </text:list-item>
        </text:list>
      </text:section>
      <text:p text:style-name="P1">1.</text:p>
      <text:p text:style-name="P2">No se recomienda usar ajaxSetup() porque establece los valores para todas las solicitudes ajax, mientras que con $.ajax() <text:s/>se establece únicamente para esa instancia.</text:p>
      <text:p text:style-name="P1"/>
      <text:p text:style-name="P1">2.</text:p>
      <text:p text:style-name="P2">.ajaxComplete(); .ajaxError(); .ajaxSend(); .ajax<text:tab/>Start(); .ajaxStop(); .ajaxSuccess();</text:p>
      <text:p text:style-name="P2"/>
      <text:p text:style-name="P1">3.</text:p>
      <text:p text:style-name="P2">a un objeto XMLHttpRequest</text:p>
      <text:p text:style-name="P1"/>
      <text:p text:style-name="P1">4.</text:p>
      <text:p text:style-name="P2">get() → Carga los datos del servidor a través de una petición HTTP GET</text:p>
      <text:p text:style-name="P2">getJSON() → carga los datos en formato JASON a través de una petición HTTP GET</text:p>
      <text:p text:style-name="P2">getScript() → carga un archivo JavaScript del servidor usando una petición HTTP GET</text:p>
      <text:p text:style-name="P2">post() → Carga los datos del servidor usando una petición HTTP POST</text:p>
      <text:p text:style-name="P2">load() → Carga los datos del servidor y sitúa el html devuelto en el elemento seleccionado.</text:p>
      <text:p text:style-name="P1"/>
      <text:p text:style-name="P1">5.</text:p>
      <text:p text:style-name="P3">ajaxSuccess() se llamaría cuando la petición hace correctamente lo que debía hacer, lo que se traduce en una respuesta ‘200 OK’. Por otro lado, ajaxComplete() <text:span text:style-name="T1">se llamará cada vez que hay una petición al servidor, independientemente de si ha sido devuelta como ‘success’ o como ‘error’, es decir, se va a ejecutar siempr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8:56:05.912310140</meta:creation-date>
    <dc:date>2018-02-13T09:29:38.322485911</dc:date>
    <meta:editing-duration>PT3M1S</meta:editing-duration>
    <meta:editing-cycles>1</meta:editing-cycles>
    <meta:document-statistic meta:table-count="0" meta:image-count="0" meta:object-count="0" meta:page-count="1" meta:paragraph-count="21" meta:word-count="250" meta:character-count="1516" meta:non-whitespace-character-count="1290"/>
    <meta:generator>LibreOffice/5.1.6.2$Linux_X86_64 LibreOffice_project/10m0$Build-2</meta:generator>
  </office:meta>
</office:document-meta>
</file>